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FreeSans" svg:font-family="FreeSans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Mono" svg:font-family="'Noto Mono'" style:font-pitch="fixed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" svg:font-family="Ubuntu" style:font-pitch="variable"/>
    <style:font-face style:name="Ubuntu Mono" svg:font-family="'Ubuntu Mono'" style:font-pitch="fixed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Ubuntu" fo:font-size="15pt" officeooo:rsid="00068069" officeooo:paragraph-rsid="00068069" style:font-size-asian="13.1000003814697pt" style:font-size-complex="15pt"/>
    </style:style>
    <style:style style:name="P2" style:family="paragraph" style:parent-style-name="Standard">
      <style:paragraph-properties fo:text-align="center" style:justify-single-word="false"/>
      <style:text-properties style:font-name="Ubuntu" fo:font-size="25pt" officeooo:rsid="00068069" officeooo:paragraph-rsid="00068069" style:font-size-asian="25pt" style:font-size-complex="25pt"/>
    </style:style>
    <style:style style:name="P3" style:family="paragraph" style:parent-style-name="Standard">
      <style:paragraph-properties fo:text-align="center" style:justify-single-word="false"/>
      <style:text-properties style:font-name="Ubuntu" fo:font-size="45pt" officeooo:rsid="00068069" officeooo:paragraph-rsid="00068069" style:font-size-asian="45pt" style:font-size-complex="45pt"/>
    </style:style>
    <style:style style:name="P4" style:family="paragraph" style:parent-style-name="Standard">
      <style:paragraph-properties fo:text-align="center" style:justify-single-word="false"/>
      <style:text-properties style:font-name="Ubuntu" fo:font-size="45pt" officeooo:paragraph-rsid="00068069" style:font-size-asian="45pt" style:font-size-complex="45pt"/>
    </style:style>
    <style:style style:name="P5" style:family="paragraph" style:parent-style-name="Standard">
      <style:paragraph-properties fo:text-align="start" style:justify-single-word="false"/>
      <style:text-properties style:font-name="Ubuntu" fo:font-size="14pt" officeooo:rsid="00074fd9" officeooo:paragraph-rsid="00074fd9" style:font-size-asian="12.25pt" style:font-size-complex="14pt"/>
    </style:style>
    <style:style style:name="P6" style:family="paragraph" style:parent-style-name="Standard">
      <style:paragraph-properties fo:text-align="start" style:justify-single-word="false"/>
      <style:text-properties style:font-name="Ubuntu" fo:font-size="14pt" officeooo:rsid="0007fa62" officeooo:paragraph-rsid="0007fa62" style:font-size-asian="12.25pt" style:font-size-complex="14pt"/>
    </style:style>
    <style:style style:name="P7" style:family="paragraph" style:parent-style-name="Standard">
      <style:paragraph-properties fo:text-align="start" style:justify-single-word="false"/>
      <style:text-properties style:font-name="Ubuntu" fo:font-size="13pt" officeooo:rsid="0007fa62" officeooo:paragraph-rsid="0007fa62" style:font-size-asian="13pt" style:font-size-complex="13pt"/>
    </style:style>
    <style:style style:name="P8" style:family="paragraph" style:parent-style-name="Standard">
      <style:paragraph-properties fo:text-align="start" style:justify-single-word="false"/>
      <style:text-properties style:font-name="Ubuntu" fo:font-size="13pt" officeooo:rsid="00074fd9" officeooo:paragraph-rsid="00074fd9" style:font-size-asian="13pt" style:font-size-complex="13pt"/>
    </style:style>
    <style:style style:name="P9" style:family="paragraph" style:parent-style-name="Standard">
      <style:paragraph-properties fo:text-align="start" style:justify-single-word="false"/>
      <style:text-properties style:font-name="Ubuntu" fo:font-size="13pt" officeooo:rsid="0007fa62" officeooo:paragraph-rsid="0009edab" style:font-size-asian="11.3500003814697pt" style:font-size-complex="13pt"/>
    </style:style>
    <style:style style:name="P10" style:family="paragraph" style:parent-style-name="Standard">
      <style:text-properties style:font-name="Ubuntu" fo:font-size="13pt" fo:language="zxx" fo:country="none" style:font-size-asian="13pt" style:language-asian="zxx" style:country-asian="none" style:font-size-complex="13pt" style:language-complex="zxx" style:country-complex="none"/>
    </style:style>
    <style:style style:name="P11" style:family="paragraph" style:parent-style-name="Standard">
      <style:paragraph-properties fo:text-align="start" style:justify-single-word="false"/>
      <style:text-properties style:font-name="Ubuntu" fo:font-size="20pt" officeooo:rsid="0007fa62" officeooo:paragraph-rsid="0009edab" style:font-size-asian="17.5pt" style:font-size-complex="20pt"/>
    </style:style>
    <style:style style:name="P12" style:family="paragraph" style:parent-style-name="Standard">
      <style:paragraph-properties fo:text-align="start" style:justify-single-word="false"/>
      <style:text-properties style:font-name="Ubuntu" fo:font-size="20pt" officeooo:rsid="0007fa62" officeooo:paragraph-rsid="0007fa62" style:font-size-asian="17.5pt" style:font-size-complex="20pt"/>
    </style:style>
    <style:style style:name="P13" style:family="paragraph" style:parent-style-name="Standard">
      <style:paragraph-properties fo:text-align="start" style:justify-single-word="false"/>
      <style:text-properties style:font-name="Ubuntu" fo:font-size="20pt" officeooo:rsid="00074fd9" officeooo:paragraph-rsid="00074fd9" style:font-size-asian="17.5pt" style:font-size-complex="20pt"/>
    </style:style>
    <style:style style:name="P14" style:family="paragraph" style:parent-style-name="Standard">
      <style:paragraph-properties fo:text-align="start" style:justify-single-word="false"/>
      <style:text-properties style:font-name="Ubuntu" fo:font-size="20pt" officeooo:rsid="00074fd9" officeooo:paragraph-rsid="0007fa62" style:font-size-asian="17.5pt" style:font-size-complex="20pt"/>
    </style:style>
    <style:style style:name="P15" style:family="paragraph" style:parent-style-name="Standard">
      <style:paragraph-properties fo:text-align="start" style:justify-single-word="false"/>
      <style:text-properties fo:font-size="20pt" officeooo:rsid="00074fd9" officeooo:paragraph-rsid="0007fa62" style:font-size-asian="17.5pt" style:font-size-complex="20pt"/>
    </style:style>
    <style:style style:name="T1" style:family="text">
      <style:text-properties officeooo:rsid="00068069"/>
    </style:style>
    <style:style style:name="T2" style:family="text">
      <style:text-properties style:font-name="Ubuntu"/>
    </style:style>
    <style:style style:name="T3" style:family="text">
      <style:text-properties style:font-name="Ubuntu" officeooo:rsid="00068069"/>
    </style:style>
    <style:style style:name="T4" style:family="text">
      <style:text-properties style:font-name="Ubuntu" officeooo:rsid="0007fa62"/>
    </style:style>
    <style:style style:name="T5" style:family="text">
      <style:text-properties officeooo:rsid="00074fd9"/>
    </style:style>
    <style:style style:name="T6" style:family="text">
      <style:text-properties officeooo:rsid="0007fa62"/>
    </style:style>
    <style:style style:name="T7" style:family="text">
      <style:text-properties style:font-size-asian="20pt"/>
    </style:style>
    <style:style style:name="T8" style:family="text">
      <style:text-properties officeooo:rsid="0007fa62" style:font-size-asian="20pt"/>
    </style:style>
    <style:style style:name="T9" style:family="text">
      <style:text-properties officeooo:rsid="0009edab" style:font-size-asian="20pt"/>
    </style:style>
    <style:style style:name="T10" style:family="text">
      <style:text-properties fo:font-variant="normal" fo:text-transform="none" fo:color="#1155cc" loext:opacity="100%" style:text-line-through-style="none" style:text-line-through-type="none" style:font-name="Arial" fo:font-size="12pt" fo:font-style="normal" style:text-underline-style="solid" style:text-underline-width="auto" style:text-underline-color="font-color" fo:font-weight="normal" style:text-blinking="false" fo:background-color="transparent" loext:char-shading-value="0"/>
    </style:style>
    <style:style style:name="T11" style:family="text">
      <style:text-properties fo:font-variant="normal" fo:text-transform="none" fo:color="#1155cc" loext:opacity="100%" style:text-line-through-style="none" style:text-line-through-type="none" fo:font-size="12pt" fo:font-style="normal" style:text-underline-style="solid" style:text-underline-width="auto" style:text-underline-color="font-color" fo:font-weight="normal" style:text-blinking="false" fo:background-color="transparent" loext:char-shading-value="0"/>
    </style:style>
    <style:style style:name="T12" style:family="text">
      <style:text-properties fo:font-variant="normal" fo:text-transform="none" fo:color="#1155cc" loext:opacity="100%" style:text-line-through-style="none" style:text-line-through-type="none" style:font-name="Ubuntu" fo:font-size="12pt" fo:font-style="normal" style:text-underline-style="solid" style:text-underline-width="auto" style:text-underline-color="font-color" fo:font-weight="normal" style:text-blinking="false" fo:background-color="transparent" loext:char-shading-value="0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char-shading-value="0"/>
    </style:style>
    <style:style style:name="T14" style:family="text">
      <style:text-properties fo:font-variant="normal" fo:text-transform="none" fo:color="#000000" loext:opacity="100%" style:text-line-through-style="none" style:text-line-through-type="none" style:font-name="Ubuntu" style:text-underline-style="none" style:text-blinking="false" fo:background-color="transparent" loext:char-shading-value="0"/>
    </style:style>
    <style:style style:name="T15" style:family="text">
      <style:text-properties fo:language="zxx" fo:country="none" style:language-asian="zxx" style:country-asian="none" style:language-complex="zxx" style:country-complex="none"/>
    </style:style>
    <style:style style:name="T16" style:family="text">
      <style:text-properties officeooo:rsid="000a83ae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Grupo <text:span text:style-name="T16">1</text:span>: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ASPECTOS</text:p>
      <text:p text:style-name="P4"><text:span text:style-name="T1">HISTÓRICOS </text:span><text:span text:style-name="T6">DA ETIÓPIA</text:span></text:p>
      <text:p text:style-name="P4"/>
      <text:p text:style-name="P4"/>
      <text:p text:style-name="P4"/>
      <text:p text:style-name="P4"/>
      <text:p text:style-name="P4"/>
      <text:p text:style-name="P13"/>
      <text:p text:style-name="P14"><text:span text:style-name="T1">D</text:span>ata: 2023-05-19</text:p>
      <text:p text:style-name="P14"><text:soft-page-break/><text:span text:style-name="T8">1. M</text:span><text:span text:style-name="T7">atrizes/grupos étnicos </text:span><text:span text:style-name="T8">da Etiópia:</text:span></text:p>
      <text:p text:style-name="P14"><text:span text:style-name="T8"/></text:p>
      <text:p text:style-name="P12"><text:span text:style-name="T7">2. Antecedentes (organizações) à colonização:</text:span></text:p>
      <text:p text:style-name="P6"/>
      <text:p text:style-name="P7">A Etiópia não foi uma das vítimas do neocolonialismo, apesar das várias tentativas. Por volta de 1880, a Itália era um dos países mais atrasados da Europa ocidental: ainda muito agrário, pobre, recém-unificado. À época, em torno de 25 milhões de italianos já haviam migrado para vários outros países em busca de uma vida melhor. Para tentar compensar isso, o país também queria arranjar uma colônia na África, como muitos outros estavam fazendo.</text:p>
      <text:p text:style-name="P7"/>
      <text:p text:style-name="P7">Começaram pela região da atual Eritreia, em cima do Chifre Africano, que foi incorporada facilmente como colônia. Mas suas ambições não paravam por aí: queriam também a Etiópia, país cristão governado por Menelik II, que dizia descender do rei Salomão e da rainha de Sabá. Menelik fez um acordo de amizade com os italianos: cedia totalmente a região da Eritreia, em troca de reconhecimento e do fornecimento de armas. Porém havia um desvio no acordo: a versão em amárico (língua da Etiópia) punha à disposição dos etíopes os serviços diplomáticos da Itália. Já a versão em italiano obrigava a Etiópia a usar esses serviços – o que, a fundo, tornava o país um vassalo, pouco diferente de uma colônia.</text:p>
      <text:p text:style-name="P7"/>
      <text:p text:style-name="P7">Menelik anunciou que o tratado não tinha valor, e a Itália concluiu que o único modo de dominar a Etiópia seria através da guerra. Cerca de 18 mil soldados italianos partiram para a batalha, esperando encontrar selvagens despreparados, fáceis de dominar. Surpreendentemente, havia mais de 100 mil etíopes, 80% com armas modernas, já em posição de ataque. Foi um massacre sem precedentes: algumas horas depois, 7 mil italianos estavam mortos, 1,5 mil feridos e 3 mil capturados. </text:p>
      <text:p text:style-name="P7"/>
      <text:p text:style-name="P7">Na África, a Etiópia assumiu dimensões míticas. Era um exército africano, de diversas etnias, vencendo os colonialistas brancos. “A Etiópia começou a ser vista como a terra da pureza, onde o cristianismo não foi corrompido pela escravidão”, diz Patrícia Teixeira Santos, do departamento de História da Unifesp e do Centro de Estudos Africanos da Universidade do Porto. “Nos anos 60 e 70, a Etiópia se tornou símbolo do pan-africanismo.” </text:p>
      <text:p text:style-name="P12"><text:span text:style-name="T7"/></text:p>
      <text:p text:style-name="P12"><text:span text:style-name="T7">3. migrações (escravidão no Brasil, ou seja, se existe alguma relação):</text:span></text:p>
      <text:p text:style-name="P12"/>
      <text:p text:style-name="P12"><text:span text:style-name="T7">4. formação política (como aconteceu, relações entre países):</text:span></text:p>
      <text:p text:style-name="P5"/>
      <text:p text:style-name="P8"><text:soft-page-break/>A Etiópia moderna foi formada por meio da unificação de diferentes reinos e impérios ao longo da história. Destacam-se os imperadores Tewodros II, Yohannes IV, Menelik II e Haile Selassie. Durante o império etíope, houve dominação cultural e exploração econômica, assim como discriminação contra grupos étnicos.</text:p>
      <text:p text:style-name="P8"/>
      <text:p text:style-name="P8">A história etíope é interpretada de diferentes formas. Alguns veem a Etiópia como uma força unificadora, buscando reunir terras historicamente etíopes. Outros consideram a expansão etíope como um ato de colonialismo interno.</text:p>
      <text:p text:style-name="P8"/>
      <text:p text:style-name="P8">Houve resistência violenta contra os regimes imperiais e militares. Diversos movimentos políticos surgiram em busca de liberdade e justiça. Em 1995, foi estabelecido o sistema federal democrático, liderado pelo governo da Frente Democrática Revolucionária do Povo Etíope (EPRDF).</text:p>
      <text:p text:style-name="P8"/>
      <text:p text:style-name="P8">O federalismo etíope enfatiza a autodeterminação e o reconhecimento dos grupos étnicos, incluindo o direito à secessão. O país é composto por nove estados, cada um com sua própria identidade e língua. O federalismo busca acomodar a diversidade étnica e promover a solidariedade entre os governos federados.</text:p>
      <text:p text:style-name="P8"/>
      <text:p text:style-name="P8">O sistema federal etíope enfrenta desafios, como tensões étnicas e demandas por maior autonomia. O compartilhamento de poder entre o governo federal e os estados, bem como o pluralismo linguístico, são princípios fundamentais do sistema.</text:p>
      <text:p text:style-name="P5"/>
      <text:p text:style-name="P11"><text:span text:style-name="T9">5</text:span><text:span text:style-name="T7">. </text:span><text:span text:style-name="T9">Referências:</text:span></text:p>
      <text:p text:style-name="P11"><text:span text:style-name="T9"/></text:p>
      <text:p text:style-name="P10">https://guiadoestudante.abril.com.br/estudo/conheca-os-dois-unicos-paises-africanos-que-nao-foram-colonizados-por-europeus</text:p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FreeSans" svg:font-family="FreeSans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Mono" svg:font-family="'Noto Mono'" style:font-pitch="fixed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" svg:font-family="Ubuntu" style:font-pitch="variable"/>
    <style:font-face style:name="Ubuntu Mono" svg:font-family="'Ubuntu Mono'" style:font-pitch="fixe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9T18:25:58.280231493</meta:creation-date>
    <dc:date>2023-05-19T20:05:21.921181588</dc:date>
    <meta:editing-duration>PT7M31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3" meta:paragraph-count="19" meta:word-count="575" meta:character-count="3821" meta:non-whitespace-character-count="3262"/>
  </office:meta>
</office:document-meta>
</file>